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FileConten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getInstance( @ NonNullable CacheFileContentType contentType , @ NonNullable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getConten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setContentHashCode( int content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setContent( byte [ ]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CacheFil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cheFileContent.setContentType( byt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write( @ NonNullable RandomAccessFile r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FileContent.getInstance( @ NonNullable RandomAccessFile r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FileContent.CacheFileContent( @ NonNullable CacheFileContentType contentType , @ NonNullable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FileContent.de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